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2a6099" style:font-name="Century Gothic" fo:font-weight="bold" officeooo:rsid="000278c9" officeooo:paragraph-rsid="000278c9" fo:background-color="transparent" style:font-weight-asian="bold" style:font-weight-complex="bold"/>
    </style:style>
    <style:style style:name="P2" style:family="paragraph" style:parent-style-name="Text_20_body">
      <style:text-properties style:use-window-font-color="true" style:font-name="Century Gothic" fo:font-weight="bold" officeooo:rsid="0002a092" officeooo:paragraph-rsid="0002a092" fo:background-color="transparent" style:font-weight-asian="bold" style:font-weight-complex="bold"/>
    </style:style>
    <style:style style:name="P3" style:family="paragraph" style:parent-style-name="Text_20_body">
      <style:paragraph-properties fo:line-height="150%"/>
      <style:text-properties style:use-window-font-color="true" style:font-name="Century Gothic" fo:font-size="10pt" fo:font-weight="normal" officeooo:rsid="0002a092" officeooo:paragraph-rsid="0002a092" fo:background-color="transparent" style:font-size-asian="8.75pt" style:font-weight-asian="normal" style:font-size-complex="10pt" style:font-weight-complex="normal"/>
    </style:style>
    <style:style style:name="P4" style:family="paragraph" style:parent-style-name="Text_20_body">
      <style:text-properties style:use-window-font-color="true" style:font-name="Century Gothic" fo:font-size="10pt" fo:font-weight="normal" officeooo:rsid="0003b976" officeooo:paragraph-rsid="0003b976" fo:background-color="transparent" style:font-size-asian="8.75pt" style:font-weight-asian="normal" style:font-size-complex="10pt" style:font-weight-complex="normal"/>
    </style:style>
    <style:style style:name="P5" style:family="paragraph" style:parent-style-name="Text_20_body">
      <style:paragraph-properties fo:line-height="150%"/>
      <style:text-properties style:use-window-font-color="true" style:font-name="Century Gothic" fo:font-size="10pt" fo:font-weight="normal" officeooo:rsid="0003b976" officeooo:paragraph-rsid="0003b976" fo:background-color="transparent" style:font-size-asian="8.75pt" style:font-weight-asian="normal" style:font-size-complex="10pt" style:font-weight-complex="normal"/>
    </style:style>
    <style:style style:name="P6" style:family="paragraph" style:parent-style-name="Text_20_body">
      <style:paragraph-properties fo:line-height="150%"/>
      <style:text-properties style:use-window-font-color="true" style:font-name="Century Gothic" fo:font-size="10pt" fo:font-weight="normal" officeooo:rsid="00064295" officeooo:paragraph-rsid="00064295" fo:background-color="transparent" style:font-size-asian="8.75pt" style:font-weight-asian="normal" style:font-size-complex="10pt" style:font-weight-complex="normal"/>
    </style:style>
    <style:style style:name="P7" style:family="paragraph" style:parent-style-name="Text_20_body">
      <style:text-properties style:use-window-font-color="true" style:font-name="Century Gothic" fo:font-size="10pt" fo:font-weight="normal" officeooo:rsid="00067959" officeooo:paragraph-rsid="00067959" fo:background-color="transparent" style:font-size-asian="8.75pt" style:font-weight-asian="normal" style:font-size-complex="10pt" style:font-weight-complex="normal"/>
    </style:style>
    <style:style style:name="P8" style:family="paragraph" style:parent-style-name="Text_20_body">
      <style:paragraph-properties fo:line-height="150%"/>
      <style:text-properties style:use-window-font-color="true" style:font-name="Century Gothic" fo:font-size="10pt" fo:font-weight="normal" officeooo:rsid="00067959" officeooo:paragraph-rsid="00067959" fo:background-color="transparent" style:font-size-asian="8.75pt" style:font-weight-asian="normal" style:font-size-complex="10pt" style:font-weight-complex="normal"/>
    </style:style>
    <style:style style:name="P9" style:family="paragraph" style:parent-style-name="Text_20_body">
      <style:paragraph-properties fo:line-height="150%"/>
      <style:text-properties style:use-window-font-color="true" style:font-name="Century Gothic" fo:font-size="10pt" fo:font-weight="normal" officeooo:rsid="000747f8" officeooo:paragraph-rsid="000747f8" fo:background-color="transparent" style:font-size-asian="8.75pt" style:font-weight-asian="normal" style:font-size-complex="10pt" style:font-weight-complex="normal"/>
    </style:style>
    <style:style style:name="P10" style:family="paragraph" style:parent-style-name="Text_20_body">
      <style:text-properties style:use-window-font-color="true" style:font-name="Century Gothic" fo:font-size="12pt" fo:font-weight="bold" officeooo:rsid="00064295" officeooo:paragraph-rsid="00064295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text-properties style:use-window-font-color="true" style:font-name="Century Gothic" fo:font-size="12pt" fo:font-weight="bold" officeooo:rsid="00067959" officeooo:paragraph-rsid="00067959" fo:background-color="transparent" style:font-size-asian="10.5pt" style:font-weight-asian="bold" style:font-size-complex="12pt" style:font-weight-complex="bold"/>
    </style:style>
    <style:style style:name="P12" style:family="paragraph" style:parent-style-name="Text_20_body">
      <style:paragraph-properties fo:line-height="150%"/>
      <style:text-properties officeooo:rsid="000aa095" officeooo:paragraph-rsid="000aa095"/>
    </style:style>
    <style:style style:name="P13" style:family="paragraph" style:parent-style-name="Text_20_body">
      <style:paragraph-properties fo:line-height="150%"/>
      <style:text-properties officeooo:paragraph-rsid="0007f980"/>
    </style:style>
    <style:style style:name="P14" style:family="paragraph" style:parent-style-name="Title">
      <style:text-properties fo:color="#2a6099" style:font-name="Century Gothic" fo:font-weight="bold" officeooo:rsid="000278c9" officeooo:paragraph-rsid="000278c9" fo:background-color="transparent" style:font-weight-asian="bold" style:font-weight-complex="bold"/>
    </style:style>
    <style:style style:name="T1" style:family="text">
      <style:text-properties officeooo:rsid="000469bc"/>
    </style:style>
    <style:style style:name="T2" style:family="text">
      <style:text-properties officeooo:rsid="00064295"/>
    </style:style>
    <style:style style:name="T3" style:family="text">
      <style:text-properties officeooo:rsid="00067959"/>
    </style:style>
    <style:style style:name="T4" style:family="text">
      <style:text-properties officeooo:rsid="0007f980"/>
    </style:style>
    <style:style style:name="T5" style:family="text">
      <style:text-properties officeooo:rsid="0009bf3d"/>
    </style:style>
    <style:style style:name="T6" style:family="text">
      <style:text-properties style:use-window-font-color="true" style:font-name="Century Gothic" fo:font-size="10pt" fo:font-weight="normal" officeooo:rsid="0007f980" fo:background-color="transparent" loext:char-shading-value="0" style:font-size-asian="8.75pt" style:font-weight-asian="normal" style:font-size-complex="10pt" style:font-weight-complex="normal"/>
    </style:style>
    <style:style style:name="T7" style:family="text">
      <style:text-properties style:use-window-font-color="true" style:font-name="Century Gothic" fo:font-size="10pt" fo:font-weight="normal" officeooo:rsid="000a0016" fo:background-color="transparent" loext:char-shading-value="0" style:font-size-asian="8.75pt" style:font-weight-asian="normal" style:font-size-complex="10pt" style:font-weight-complex="normal"/>
    </style:style>
    <style:style style:name="T8" style:family="text">
      <style:text-properties style:use-window-font-color="true" style:font-name="Century Gothic" fo:font-size="10pt" fo:font-weight="normal" fo:background-color="transparent" loext:char-shading-value="0" style:font-size-asian="8.75pt" style:font-weight-asian="normal" style:font-size-complex="10pt" style:font-weight-complex="normal"/>
    </style:style>
    <style:style style:name="T9" style:family="text">
      <style:text-properties officeooo:rsid="000aa095"/>
    </style:style>
    <style:style style:name="T10" style:family="text">
      <style:text-properties officeooo:rsid="000ad1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A RED SOCIAL</text:p>
      <text:p text:style-name="P1"/>
      <text:p text:style-name="P1"/>
      <text:p text:style-name="P2">¿Qué requisitos como empresarios cumplían los 2 fundadores?</text:p>
      <text:p text:style-name="P3">Tanto <text:span text:style-name="T2">Mark</text:span> Zuckerberg como Eduardo <text:span text:style-name="T2">Saverin</text:span> estaban dispuestos a asumir el riesgo, Zuckerberg propone la idea y su amigo y co-fundador le respalda aportando un capital in<text:span text:style-name="T10">i</text:span>cial que impulsaría el desarrollo de la aplicación.</text:p>
      <text:p text:style-name="P5">Zuckerberg era un talentoso programador por lo que tenía acceso total a la tecnología requerida para el proyecto, contando con la ayuda financiera de su amigo para el resto de la infraestructura.</text:p>
      <text:p text:style-name="P5">Por otra parte Zuckerberg carecía de habilidades sociales, por lo que Eduardo <text:span text:style-name="T1">que había <text:s/>estudiado economía,</text:span> <text:span text:style-name="T1">era el encargado de la gestión y administración, así como la búsqueda de fuentes de financiación que respaldaran el proyecto.</text:span></text:p>
      <text:p text:style-name="P4"/>
      <text:p text:style-name="P10">¿Qué pensaban sobre cómo obtener el capital?</text:p>
      <text:p text:style-name="P6">Éste fue uno de los primeros conflictos entre los fundadores de Facebook. Saverin al ver el éxito y rápido crecimiento que estaba teniendo la aplicación, pensaba en obtener beneficios a través de la publicidad debido al <text:span text:style-name="T3">alto tráfico diario.</text:span></text:p>
      <text:p text:style-name="P8">Por otra parte Zuckerberg se negaba a ello ya que podría suponer un desinterés por parte de los usuarios al ver su perfil con anuncios publicitarios.</text:p>
      <text:p text:style-name="P7"/>
      <text:p text:style-name="P11">¿Qué ocurre cuando entra el nuevo socio en la empresa y cómo cambia la perspectiva de Zuckerberg?</text:p>
      <text:p text:style-name="P9"><text:span text:style-name="T5">El empresario </text:span>Sean Parker al ver que el proyecto tenía potencial, contact<text:span text:style-name="T9">a</text:span> con Zuckerberg y Saverin, este les propone crecer <text:span text:style-name="T4">aún más ofreciéndoles la posibilidad de encontrar grandes inversores. Zuckerberg ve que Parker puede ser la persona que haga crecer su proyecto por aquel entonces llamado “The <text:s/>facebook” y pasar de ser un proyecto universitario a una gran empresa.</text:span></text:p>
      <text:p text:style-name="P13"><text:span text:style-name="T6">Parker consigu</text:span><text:span text:style-name="T7">e</text:span><text:span text:style-name="T6"> contratos financieros con grandes inversores por lo que Saverin </text:span><text:span text:style-name="T7">queda</text:span><text:span text:style-name="T6"> e</text:span><text:span text:style-name="T7">n</text:span><text:span text:style-name="T6"> segundo plano </text:span><text:span text:style-name="T7">pasando de tener el 34% de participación a un 0.03%.</text:span></text:p>
      <text:p text:style-name="P12"><text:span text:style-name="T7">S</text:span><text:span text:style-name="T8">averin poco después demanda a Facebook, consiguiendo una participación del 7% y ser reconocido como co-fundador de Facebook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5T09:50:31.956000000</meta:creation-date>
    <dc:date>2020-10-05T11:38:55.790000000</dc:date>
    <meta:editing-duration>PT15M39S</meta:editing-duration>
    <meta:editing-cycles>6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2" meta:word-count="304" meta:character-count="1904" meta:non-whitespace-character-count="1610"/>
  </office:meta>
</office:document-meta>
</file>